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officeooo:rsid="0015814e" officeooo:paragraph-rsid="0015814e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4pt" fo:font-weight="bold" officeooo:rsid="0015814e" officeooo:paragraph-rsid="0015814e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2pt" fo:language="en" fo:country="US" fo:font-weight="normal" officeooo:rsid="0015814e" officeooo:paragraph-rsid="0015814e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text-properties fo:font-size="12pt" fo:language="en" fo:country="US" fo:font-weight="normal" officeooo:rsid="0015814e" officeooo:paragraph-rsid="0015814e" style:font-size-asian="10.5pt" style:font-weight-asian="normal" style:font-size-complex="12pt" style:font-weight-complex="normal"/>
    </style:style>
    <style:style style:name="P6" style:family="paragraph" style:parent-style-name="Standard" style:list-style-name="L2">
      <style:text-properties fo:font-size="12pt" fo:language="en" fo:country="US" fo:font-weight="normal" officeooo:rsid="0015814e" officeooo:paragraph-rsid="0015814e" style:font-size-asian="10.5pt" style:font-weight-asian="normal" style:font-size-complex="12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ct Property Value Shorthand</text:p>
      <text:p text:style-name="P1"/>
      <text:p text:style-name="P2">Whenever the property name key on an object is the same as a variable name in scope, the property value can be omitted while constructing the object.</text:p>
      <text:p text:style-name="P2"/>
      <text:p text:style-name="P2"/>
      <text:p text:style-name="P3">Factory Functions</text:p>
      <text:p text:style-name="P2"/>
      <text:p text:style-name="P2">In JavaScript, a factory function is a function that returns an object. It is a way of creating and returning objects in a more controlled and customizable manner. Factory functions are a form of design pattern that enables the creation of objects with specific properties and behaviors.</text:p>
      <text:p text:style-name="P2"/>
      <text:p text:style-name="P4">Pros</text:p>
      <text:list text:style-name="L1">
        <text:list-item>
          <text:p text:style-name="P5">The syntax is familiar</text:p>
        </text:list-item>
        <text:list-item>
          <text:p text:style-name="P5">The syntax is easy to read</text:p>
        </text:list-item>
      </text:list>
      <text:p text:style-name="P4"/>
      <text:p text:style-name="P4">Cons</text:p>
      <text:list text:style-name="L2">
        <text:list-item>
          <text:p text:style-name="P6">Less performant</text:p>
        </text:list-item>
        <text:list-item>
          <text:p text:style-name="P6">No inheritanc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9T13:18:42.746000000</meta:creation-date>
    <dc:date>2025-01-29T13:26:21.255000000</dc:date>
    <meta:editing-duration>PT7M41S</meta:editing-duration>
    <meta:editing-cycles>1</meta:editing-cycles>
    <meta:document-statistic meta:table-count="0" meta:image-count="0" meta:object-count="0" meta:page-count="1" meta:paragraph-count="10" meta:word-count="100" meta:character-count="573" meta:non-whitespace-character-count="487"/>
    <meta:generator>LibreOffice/24.8.4.2$Windows_X86_64 LibreOffice_project/bb3cfa12c7b1bf994ecc5649a80400d06cd71002</meta:generator>
  </office:meta>
</office:document-meta>
</file>